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df7" officeooo:paragraph-rsid="0014adf7"/>
    </style:style>
    <style:style style:name="P2" style:family="paragraph" style:parent-style-name="Standard">
      <style:text-properties officeooo:rsid="0015e85d" officeooo:paragraph-rsid="0015e85d"/>
    </style:style>
    <style:style style:name="P3" style:family="paragraph" style:parent-style-name="Standard">
      <style:text-properties officeooo:rsid="00161039" officeooo:paragraph-rsid="00161039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rsid="00161039" officeooo:paragraph-rsid="00161039"/>
    </style:style>
    <style:style style:name="P8" style:family="paragraph" style:parent-style-name="Text_20_body" style:list-style-name="L1">
      <style:text-properties officeooo:rsid="001f0bd0" officeooo:paragraph-rsid="001f0bd0"/>
    </style:style>
    <style:style style:name="P9" style:family="paragraph" style:parent-style-name="Text_20_body">
      <style:text-properties officeooo:rsid="00217f8c" officeooo:paragraph-rsid="00217f8c"/>
    </style:style>
    <style:style style:name="P10" style:family="paragraph" style:parent-style-name="Text_20_body">
      <style:text-properties officeooo:paragraph-rsid="00217f8c"/>
    </style:style>
    <style:style style:name="P11" style:family="paragraph" style:parent-style-name="Text_20_body">
      <style:text-properties officeooo:paragraph-rsid="00250d95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2151e0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officeooo:rsid="002151e0" officeooo:paragraph-rsid="002151e0"/>
    </style:style>
    <style:style style:name="T1" style:family="text">
      <style:text-properties officeooo:rsid="0015e85d"/>
    </style:style>
    <style:style style:name="T2" style:family="text">
      <style:text-properties officeooo:rsid="00161039"/>
    </style:style>
    <style:style style:name="T3" style:family="text">
      <style:text-properties officeooo:rsid="00177f22"/>
    </style:style>
    <style:style style:name="T4" style:family="text">
      <style:text-properties officeooo:rsid="001f0bd0"/>
    </style:style>
    <style:style style:name="T5" style:family="text">
      <style:text-properties officeooo:rsid="001f6fcc"/>
    </style:style>
    <style:style style:name="T6" style:family="text">
      <style:text-properties officeooo:rsid="002151e0"/>
    </style:style>
    <style:style style:name="T7" style:family="text">
      <style:text-properties officeooo:rsid="00217f8c"/>
    </style:style>
    <style:style style:name="T8" style:family="text">
      <style:text-properties officeooo:rsid="0021e6d3"/>
    </style:style>
    <style:style style:name="T9" style:family="text">
      <style:text-properties officeooo:rsid="00224fc8"/>
    </style:style>
    <style:style style:name="T10" style:family="text">
      <style:text-properties officeooo:rsid="002443a3"/>
    </style:style>
    <style:style style:name="T11" style:family="text">
      <style:text-properties officeooo:rsid="00250d95"/>
    </style:style>
    <style:style style:name="T12" style:family="text">
      <style:text-properties officeooo:rsid="00259b6a"/>
    </style:style>
    <style:style style:name="T13" style:family="text">
      <style:text-properties officeooo:rsid="002870ca"/>
    </style:style>
    <style:style style:name="T14" style:family="text">
      <style:text-properties officeooo:rsid="00298bb9"/>
    </style:style>
    <style:style style:name="T15" style:family="text">
      <style:text-properties officeooo:rsid="002a45c7"/>
    </style:style>
    <style:style style:name="T16" style:family="text">
      <style:text-properties officeooo:rsid="002af8f4"/>
    </style:style>
    <style:style style:name="T17" style:family="text">
      <style:text-properties officeooo:rsid="002b924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ункт 1</text:p>
      <text:p text:style-name="P1"/>
      <text:p text:style-name="P1">Поблемы: что надо для корректной работы банкомата</text:p>
      <text:p text:style-name="P1">-чтоб один ползователь не мог получить доступ к банкомату другого</text:p>
      <text:p text:style-name="P1">-чтоб пользователь не мог получить деньги изнеоткуда и они не пропадали в никуда</text:p>
      <text:p text:style-name="P1">-оповещение в случае неисправности</text:p>
      <text:p text:style-name="P1">-востановление логина/пароль</text:p>
      <text:p text:style-name="P1">-утечка бд (пароли)</text:p>
      <text:p text:style-name="P1">-пользователь не мог получить прямой доступ к хранилищу кеша банкомата</text:p>
      <text:p text:style-name="P1"/>
      <text:p text:style-name="P1">Лучше чем у конкуров:</text:p>
      <text:p text:style-name="P1">-так как ТЗ жесткое — то возможно плясать только от количественно-качественных <text:span text:style-name="T1">характеристик</text:span></text:p>
      <text:p text:style-name="P1">-<text:span text:style-name="T2">все делают MVC а мы увеличим кроссплатформенный потенциал написав REST Api</text:span></text:p>
      <text:p text:style-name="P1"/>
      <text:p text:style-name="P2">Обсуждение аналогов с клиентами было проведено</text:p>
      <text:p text:style-name="P2"/>
      <text:p text:style-name="P3">Пункт 2</text:p>
      <text:p text:style-name="P3"/>
      <text:p text:style-name="P7"><text:span text:style-name="Strong_20_Emphasis">Как должно быть организовано поведение приложения.</text:span></text:p>
      <text:list xml:id="list740275049" text:style-name="L1">
        <text:list-item>
          <text:p text:style-name="P13">Пользователь должен иметь возможность увидеть свой баланс </text:p>
        </text:list-item>
        <text:list-item>
          <text:p text:style-name="P13">Пользователь должен иметь возможность снять деньги со своего банковского счета </text:p>
        </text:list-item>
        <text:list-item>
          <text:p text:style-name="P13">Пользователь должен иметь возможность пополнить банковский счет </text:p>
        </text:list-item>
        <text:list-item>
          <text:p text:style-name="P4">Пользователь должен иметь возможность посмотреть список совершенных операций </text:p>
          <text:p text:style-name="P8">Примечание:</text:p>
        </text:list-item>
      </text:list>
      <text:p text:style-name="Text_20_body"><text:tab/><text:span text:style-name="T2">Данное условие можно осуществить созданием интерфейса для пользователя в котором будут предоставлены поля и кнопки для выполнение данного функционала, для </text:span><text:span text:style-name="T3">этого фронт будет обменеваться через AJAX запрос к REST Api контроллеру бек сервера, отвечающего за данные функции. </text:span><text:span text:style-name="T4">Для </text:span><text:span text:style-name="T5">ограничени</text:span><text:span text:style-name="T6">я доступа пользователю к чужим счетам можно при запросе счета проверять принадлежат ли они пользователю, логин которого указывается в заголовке аутентификации HTTP запроса.</text:span></text:p>
      <text:p text:style-name="Text_20_body"><text:span text:style-name="Strong_20_Emphasis">На 95-100 баллов</text:span></text:p>
      <text:list xml:id="list3917751609" text:style-name="L2">
        <text:list-item>
          <text:p text:style-name="P14">Система должна предоставлять админку для банкомата (<text:a xlink:type="simple" xlink:href="https://api.rubyonrails.org/classes/ActionController/HttpAuthentication/Basic.html" text:style-name="Internet_20_link" text:visited-style-name="Visited_20_Internet_20_Link">HTTP-Basic Auth</text:a>) </text:p>
          <text:p text:style-name="P17"/>
          <text:p text:style-name="P15"><text:span text:style-name="T6">Так как пользователь не должен иметь возможности зарегистрироваться как администратор, то аккаунт администратора будет внесен в БД при создании её структуры</text:span></text:p>
          <text:p text:style-name="P17"/>
        </text:list-item>
        <text:list-item>
          <text:p text:style-name="P14">В админке можно указать количество наличных денег в банкомате (имитируя поведение инкасатора) </text:p>
        </text:list-item>
      </text:list>
      <text:p text:style-name="P12"/>
      <text:p text:style-name="P12"><text:tab/><text:span text:style-name="T6">для инкассатора будет свой контроллер требующий соответствующую роль для доступа</text:span></text:p>
      <text:p text:style-name="P12"/>
      <text:list xml:id="list215923276038711" text:continue-numbering="true" text:style-name="L2">
        <text:list-item>
          <text:p text:style-name="P14">Изменение наличия в банкомате наличности должно влиять на проведение операций </text:p>
          <text:list>
            <text:list-item>
              <text:p text:style-name="P14">Снятие наличности - уменьшает количество доступной наличности в банкомате </text:p>
            </text:list-item>
            <text:list-item>
              <text:p text:style-name="P14"><text:soft-page-break/>Пополнение счета - увеличивает количество наличности в банкомате </text:p>
            </text:list-item>
          </text:list>
        </text:list-item>
      </text:list>
      <text:p text:style-name="P12"/>
      <text:p text:style-name="P12"><text:tab/><text:span text:style-name="T6">Этот функционал можно выполнить либо инкапсулировав всю логику работы с бакоматом </text:span><text:span text:style-name="T7">и аккаунтом через него в отдельный сервис, либо в сам банкомат.</text:span></text:p>
      <text:p text:style-name="P12"/>
      <text:list xml:id="list215922918646963" text:continue-numbering="true" text:style-name="L2">
        <text:list-item>
          <text:p text:style-name="P5">Приложение было развернуто и доступно любому пользователю в интернете <text:span text:style-name="Strong_20_Emphasis">(Heroku)</text:span> </text:p>
        </text:list-item>
      </text:list>
      <text:p text:style-name="Text_20_body">Проект должен быть продуман:</text:p>
      <text:list xml:id="list2988022987" text:style-name="L3">
        <text:list-item>
          <text:p text:style-name="P16">Задачи заведены в JIRA и описаны (включают в себе Acceptance Criteria - критерии приемки) </text:p>
        </text:list-item>
        <text:list-item>
          <text:p text:style-name="P16">JIRA настроена под флоу: Backlog / In progress / Self-testing / On review / Done </text:p>
        </text:list-item>
        <text:list-item>
          <text:p text:style-name="P16">Наличие части, описывающей состав команды и роли </text:p>
        </text:list-item>
        <text:list-item>
          <text:p text:style-name="P16">Документ с проработанными требованиями в формате User Stories или WBS </text:p>
        </text:list-item>
        <text:list-item>
          <text:p text:style-name="P16">Описание архитектуры приложения, структура базы данных </text:p>
        </text:list-item>
      </text:list>
      <text:p text:style-name="P12"/>
      <text:p text:style-name="P12"><text:tab/><text:span text:style-name="T7">Структуру приложения и БД можно описывать посредством UML-диаграм, а также использовать java autodock.</text:span></text:p>
      <text:p text:style-name="P12"/>
      <text:list xml:id="list215924390148038" text:continue-numbering="true" text:style-name="L3">
        <text:list-item>
          <text:p text:style-name="P16">Наличие задач в Jira, разбитых по модулям либо user stories </text:p>
        </text:list-item>
      </text:list>
      <text:p text:style-name="P12"/>
      <text:p text:style-name="P12"><text:tab/><text:span text:style-name="T7">В jira можно заводить задачу как выполнение большого логического модуля, подзадачи которого будут являться критериями приемки к этому модулю</text:span></text:p>
      <text:p text:style-name="P12"/>
      <text:list xml:id="list215923101024361" text:continue-numbering="true" text:style-name="L3">
        <text:list-item>
          <text:p text:style-name="P16">наличие кода в git github/gitlab </text:p>
        </text:list-item>
        <text:list-item>
          <text:p text:style-name="P16">Код содержит пуллреквесты и коммиты минимум от двух людей </text:p>
        </text:list-item>
        <text:list-item>
          <text:p text:style-name="P16">Код покрыт автотестами не менее чем на 80% </text:p>
        </text:list-item>
      </text:list>
      <text:p text:style-name="P12"/>
      <text:p text:style-name="P12"><text:tab/><text:span text:style-name="T7">бэк можно тестировать через junit.jupiter + SpringTest + Mockitо, для проверки покрытия использовать jacoco</text:span></text:p>
      <text:p text:style-name="P12"/>
      <text:list xml:id="list215924112298787" text:continue-numbering="true" text:style-name="L3">
        <text:list-item>
          <text:p text:style-name="P16">Подготовлены тест кейсы (список, сценарии тестирования) </text:p>
        </text:list-item>
        <text:list-item>
          <text:p text:style-name="P16">Предоставлен отчет о тестировании с указанием метода тестирования, найденных ошибок и их влияния на работоспособность </text:p>
        </text:list-item>
        <text:list-item>
          <text:p text:style-name="P6">Интерфейс в виде вайрфремов спроектирован в <text:span text:style-name="Strong_20_Emphasis">Figma, но вы можете сделать их на свой вкус (</text:span><text:a xlink:type="simple" xlink:href="https://www.figma.com/" text:style-name="Internet_20_link" text:visited-style-name="Visited_20_Internet_20_Link">https://www.figma.com/</text:a>) Пример вайрфреймов: </text:p>
        </text:list-item>
      </text:list>
      <text:p text:style-name="Text_20_body"/>
      <text:p text:style-name="P9"><text:span text:style-name="T13">Пункт </text:span>3</text:p>
      <text:p text:style-name="P9"/>
      <text:p text:style-name="P9"><text:tab/><text:span text:style-name="T10">Архитектура и модель:</text:span></text:p>
      <text:p text:style-name="P10"><text:span text:style-name="T7"><text:tab/></text:span><text:span text:style-name="T8">Так как система небольшая, скорее всего, она будет иметь один домен, разбитый на 3 модуля — технический модуль, где будет авторизация/аутентификация, логирование, и прочий функционал не связанный с банковским делом и банкоматом, модуль банкомата, и модуль банковского дела (где будут счета и их привязка к пользователю). </text:span><text:span text:style-name="T9">Так как при </text:span><text:soft-page-break/><text:span text:style-name="T9">построении архитектуры будет применяться подход DDD, то моделирование и разработка будут идти параллельно.</text:span></text:p>
      <text:p text:style-name="P10"><text:tab/><text:span text:style-name="T10">Безопасность:</text:span></text:p>
      <text:p text:style-name="P10"><text:tab/><text:span text:style-name="T9">Безопасность будет обеспечиваться </text:span><text:span text:style-name="T10">механизмом BaseAuth, и при передачи запросов на сервер в заголовке будет передаваться токен с логином и паролем. Для защиты при утечке базы данных, пароли в базе данных будут хранится в хешированном виде. Доступ к определенным контроллерам будет требовать необходимых ролей.</text:span></text:p>
      <text:p text:style-name="P10"><text:tab/><text:span text:style-name="T10">Типы данных:</text:span></text:p>
      <text:p text:style-name="P10"><text:tab/><text:span text:style-name="T10">Все финансовые переменные будут на бэке обрабатываться в переменных типа BigDecimal, так как они имеют настройки точности. Для идентификации сущностей в базе данных будет использоваться переменная id типа Integer. Все примитивные переменные будут использовать классы обвертки для возможности принимать значение null.</text:span></text:p>
      <text:p text:style-name="P10"/>
      <text:p text:style-name="P10"><text:tab/><text:span text:style-name="T11">ТЗ </text:span><text:span text:style-name="T17">приложения</text:span><text:span text:style-name="T11">:</text:span></text:p>
      <text:p text:style-name="P11"><text:tab/><text:span text:style-name="T11">Сделать контроллер для получения доступа пользователем банкомата доступа к своему счету и его изменеию, при этом должна проводиться проверка наличия у пользователя роли, подтверждающей что он может работать с банкоматом. </text:span></text:p>
      <text:p text:style-name="P11"><text:span text:style-name="T11"><text:tab/>При попытке получения доступа к возможности изменения счета должна производиться проверка — действительно ли этот счет принадлежит ему. </text:span></text:p>
      <text:p text:style-name="P11"><text:span text:style-name="T11"><text:tab/>При изменении счета должно меняться состояние денежного хранилища банкомата, через который пользователь проводит операции.</text:span></text:p>
      <text:p text:style-name="P11"><text:tab/><text:span text:style-name="T12">Для получения доступа к банкомату у аккаунта пользователя должна быть соответствующая роль.</text:span></text:p>
      <text:p text:style-name="P11"><text:tab/><text:span text:style-name="T12">При попытке снять больше денег, чем есть в хранилище </text:span><text:span text:style-name="T13">банкомата</text:span><text:span text:style-name="T12"> операция должна отменяться и выводиться сообщение об ошибке.</text:span></text:p>
      <text:p text:style-name="P11"><text:tab/><text:span text:style-name="T12">При попытке снять больше денег, чем есть на счету — операция отменяется и выводится ошибка.</text:span></text:p>
      <text:p text:style-name="P11"><text:tab/><text:span text:style-name="T13">Пользователи должны регистрироваться сами, при регистрации создаётся аккаунт без счетов, </text:span><text:span text:style-name="T14">пользователь должен иметь возможность создавать и удалять счета. При создании счета создается счет на котором нет денег, для удаления счета на нем не должно быть денег. </text:span></text:p>
      <text:p text:style-name="P11"><text:tab/><text:span text:style-name="T16">Пользователь должен иметь возможность просмотра истории всех своих операций, история должна быть представлена как множество строк, сортированных по дате операции, строки должны содержать номер счета, тип операции, и сумму операции.</text:span></text:p>
      <text:p text:style-name="P11"><text:tab/><text:span text:style-name="T14">При работе с банкоматом пользователь должен иметь возможность посмотреть список всех своих счетов и выбрать счет, с которым хочет работать.</text:span></text:p>
      <text:p text:style-name="P11"><text:tab/><text:span text:style-name="T15">В файлах миграций должен быть сид аккаунта инкассатора, чтоб он существовал уже при настройки приложения. Возможность зарегистрироваться как инкассатор должна отсутствовать. У инкассатора должна быть возможность пополнить хранилище банкомата </text:span><text:soft-page-break/><text:span text:style-name="T16">через специальный контроллер, для доступа к которому у аккаунта должна быть определенная роль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4:31:44.558630981</meta:creation-date>
    <dc:date>2020-10-25T21:59:22.385735552</dc:date>
    <meta:editing-duration>PT8M25S</meta:editing-duration>
    <meta:editing-cycles>1</meta:editing-cycles>
    <meta:document-statistic meta:table-count="0" meta:image-count="0" meta:object-count="0" meta:page-count="4" meta:paragraph-count="66" meta:word-count="885" meta:character-count="6395" meta:non-whitespace-character-count="5548"/>
    <meta:generator>LibreOffice/6.4.6.2$Linux_X86_64 LibreOffice_project/40$Build-2</meta:generator>
  </office:meta>
</office:document-meta>
</file>